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9380000656329F3E54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serif" svg:font-family="serif"/>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459cm"/>
    </style:style>
    <style:style style:name="Table1.B" style:family="table-column">
      <style:table-column-properties style:column-width="16.54cm"/>
    </style:style>
    <style:style style:name="Table1.A1" style:family="table-cell">
      <style:table-cell-properties style:vertical-align="middle"/>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2" style:family="paragraph" style:parent-style-name="Standard">
      <style:paragraph-properties style:text-autospace="none"/>
      <style:text-properties style:font-name="Times New Roman" fo:font-size="12pt" fo:language="en" fo:country="GB" style:text-underline-style="none" fo:font-weight="normal" style:font-size-asian="12pt" style:font-weight-asian="normal" style:font-size-complex="12pt" style:font-weight-complex="normal"/>
    </style:style>
    <style:style style:name="P3" style:family="paragraph" style:parent-style-name="Standard">
      <style:paragraph-properties style:text-autospace="none"/>
      <style:text-properties style:font-name="Times New Roman"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4"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style>
    <style:style style:name="P10" style:family="paragraph" style:parent-style-name="Standard">
      <style:paragraph-properties fo:text-align="start" style:justify-single-word="false"/>
      <style:text-properties style:font-name="Times New Roman" fo:font-size="12pt" style:font-size-asian="12pt" style:font-size-complex="12pt"/>
    </style:style>
    <style:style style:name="P11" style:family="paragraph" style:parent-style-name="Standard">
      <style:paragraph-properties fo:text-align="start" style:justify-single-word="false"/>
      <style:text-properties style:font-name="Times New Roman" fo:font-size="14pt" fo:language="en" fo:country="GB" style:text-underline-style="none"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style:text-properties fo:language="en" fo:country="GB"/>
    </style:style>
    <style:style style:name="P15" style:family="paragraph" style:parent-style-name="Standard">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font-style="normal" style:text-underline-style="none" style:font-style-asian="normal" style:font-style-complex="normal"/>
    </style:style>
    <style:style style:name="P18" style:family="paragraph" style:parent-style-name="Standard">
      <style:paragraph-properties fo:text-align="start" style:justify-single-word="false"/>
      <style:text-properties fo:font-style="normal" style:font-style-asian="normal" style:font-style-complex="normal"/>
    </style:style>
    <style:style style:name="P19" style:family="paragraph" style:parent-style-name="Standard">
      <style:text-properties style:font-name="TimesNewRomanPSMT" fo:font-size="12pt" style:font-name-asian="TimesNewRomanPSMT" style:font-size-asian="12pt" style:font-name-complex="TimesNewRomanPSMT" style:font-size-complex="12pt"/>
    </style:style>
    <style:style style:name="P20"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2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2"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Standard">
      <style:paragraph-properties fo:text-align="start" style:justify-single-word="false"/>
      <style:text-properties style:font-name="TimesNewRomanPSMT"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24" style:family="paragraph" style:parent-style-name="Standard">
      <style:paragraph-properties fo:text-align="start" style:justify-single-word="false"/>
      <style:text-properties style:font-name="TimesNewRomanPSMT" fo:font-size="12pt" fo:language="en" fo:country="GB"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5" style:family="paragraph" style:parent-style-name="Standard">
      <style:paragraph-properties style:text-autospace="none"/>
      <style:text-properties style:font-name="TimesNewRomanPSMT" fo:font-size="12pt" style:font-size-asian="12pt" style:font-size-complex="12pt"/>
    </style:style>
    <style:style style:name="P26" style:family="paragraph" style:parent-style-name="Standard">
      <style:paragraph-properties fo:text-align="start" style:justify-single-word="false" style:text-autospace="none"/>
      <style:text-properties style:font-name="TimesNewRomanPSMT" fo:font-size="12pt" style:font-size-asian="12pt" style:font-size-complex="12pt"/>
    </style:style>
    <style:style style:name="P27" style:family="paragraph" style:parent-style-name="Standard">
      <style:paragraph-properties fo:text-align="start" style:justify-single-word="false" style:text-autospace="none"/>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paragraph-properties fo:text-align="start" style:justify-single-word="false" style:text-autospace="none"/>
      <style:text-properties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9" style:family="paragraph" style:parent-style-name="Standard">
      <style:paragraph-properties fo:text-align="start" style:justify-single-word="false"/>
      <style:text-properties fo:color="#000000" style:font-name="TimesNewRomanPSMT" fo:font-size="10pt" style:font-name-asian="TimesNewRomanPSMT" style:font-size-asian="10pt" style:font-name-complex="TimesNewRomanPSMT" style:font-size-complex="10pt"/>
    </style:style>
    <style:style style:name="P30"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31" style:family="paragraph" style:parent-style-name="Standard">
      <style:paragraph-properties fo:text-align="start" style:justify-single-word="false" style:text-autospace="none"/>
      <style:text-properties fo:color="#000081" style:font-name="TimesNewRomanPSMT" fo:font-size="12pt" style:font-name-asian="TimesNewRomanPSMT" style:font-size-asian="12pt" style:font-name-complex="TimesNewRomanPSMT" style:font-size-complex="12pt"/>
    </style:style>
    <style:style style:name="P32" style:family="paragraph" style:parent-style-name="Standard">
      <style:paragraph-properties style:text-autospace="none"/>
    </style:style>
    <style:style style:name="P33" style:family="paragraph" style:parent-style-name="Standard">
      <style:text-properties style:font-name="sans-serif" fo:font-size="16.5pt" fo:font-weight="bold" style:font-weight-asian="bold" style:font-weight-complex="bold"/>
    </style:style>
    <style:style style:name="P34" style:family="paragraph" style:parent-style-name="Standard">
      <style:paragraph-properties fo:text-align="start" style:justify-single-word="false"/>
      <style:text-properties style:font-name="sans-serif" fo:font-size="16.5pt" fo:font-weight="bold" style:font-weight-asian="bold" style:font-weight-complex="bold"/>
    </style:style>
    <style:style style:name="P35" style:family="paragraph" style:parent-style-name="Table_20_Contents">
      <style:text-properties style:font-name="Times New Roman" fo:font-size="12pt" fo:font-weight="normal" style:font-size-asian="12pt" style:font-weight-asian="normal" style:font-size-complex="12pt" style:font-weight-complex="normal"/>
    </style:style>
    <style:style style:name="P36" style:family="paragraph" style:parent-style-name="Table_20_Contents">
      <style:text-properties style:font-name="TimesNewRomanPSMT" fo:font-size="12pt" style:font-size-asian="12pt" style:font-size-complex="12pt"/>
    </style:style>
    <style:style style:name="P37" style:family="paragraph" style:parent-style-name="Heading_20_4">
      <style:text-properties style:font-name="Times New Roman" fo:font-size="12pt" fo:font-weight="normal" style:font-size-asian="12pt" style:font-weight-asian="normal" style:font-size-complex="12pt" style:font-weight-complex="normal"/>
    </style:style>
    <style:style style:name="P38"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39" style:family="paragraph" style:parent-style-name="Standard">
      <style:paragraph-properties fo:text-align="start" style:justify-single-word="false" style:text-autospace="none"/>
      <style:text-properties style:font-name="TimesNewRomanPSMT" fo:font-size="12pt" style:font-size-asian="12pt" style:font-size-complex="12pt"/>
    </style:style>
    <style:style style:name="P40"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style:font-size-asian="12pt" style:font-weight-asian="normal" style:font-size-complex="12pt" style:font-weight-complex="normal"/>
    </style:style>
    <style:style style:name="T3"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language="en" fo:country="GB" style:text-underline-style="none" fo:font-weight="normal" style:font-name-asian="TimesNewRomanPSMT" style:font-weight-asian="normal" style:font-name-complex="TimesNewRomanPSMT" style:font-weight-complex="normal"/>
    </style:style>
    <style:style style:name="T8" style:family="text">
      <style:text-properties style:font-name="Times New Roman" fo:font-style="normal" style:font-name-asian="TimesNewRomanPS-ItalicMT" style:font-style-asian="normal" style:font-name-complex="TimesNewRomanPS-ItalicMT" style:font-style-complex="normal"/>
    </style:style>
    <style:style style:name="T9" style:family="text">
      <style:text-properties style:font-name="Times New Roman" fo:font-style="normal" style:text-underline-style="none" style:font-name-asian="TimesNewRomanPS-ItalicMT" style:font-style-asian="normal" style:font-name-complex="TimesNewRomanPS-ItalicMT" style:font-style-complex="normal"/>
    </style:style>
    <style:style style:name="T10" style:family="text">
      <style:text-properties style:font-name="Times New Roman" fo:font-style="italic" style:font-name-asian="TimesNewRomanPS-ItalicMT" style:font-style-asian="italic" style:font-name-complex="TimesNewRomanPS-ItalicMT" style:font-style-complex="italic"/>
    </style:style>
    <style:style style:name="T11" style:family="text">
      <style:text-properties style:font-name="Times New Roman" fo:font-style="italic" style:text-underline-style="none" style:font-name-asian="TimesNewRomanPS-ItalicMT" style:font-style-asian="italic" style:font-name-complex="TimesNewRomanPS-ItalicMT" style:font-style-complex="italic"/>
    </style:style>
    <style:style style:name="T12" style:family="text">
      <style:text-properties style:text-underline-style="none" fo:font-weight="normal" style:font-size-asian="12pt" style:font-weight-asian="normal" style:font-size-complex="12pt" style:font-weight-complex="normal"/>
    </style:style>
    <style:style style:name="T13" style:family="text">
      <style:text-properties style:text-underline-style="none" fo:font-weight="normal" style:font-weight-asian="normal" style:font-weight-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style:font-style-asian="normal" style:font-style-complex="normal"/>
    </style:style>
    <style:style style:name="T19" style:family="text">
      <style:text-properties fo:font-style="italic" style:font-name-asian="TimesNewRomanPSMT" style:font-style-asian="italic" style:font-name-complex="TimesNewRomanPSMT" style:font-style-complex="italic"/>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style:font-name-asian="TimesNewRomanPSMT" style:font-style-asian="normal" style:font-name-complex="TimesNewRomanPSMT" style:font-style-complex="normal"/>
    </style:style>
    <style:style style:name="T24" style:family="text">
      <style:text-properties fo:language="en" fo:country="GB" style:text-underline-style="none" fo:font-weight="normal" style:font-size-asian="12pt" style:font-weight-asian="normal" style:font-size-complex="12pt" style:font-weight-complex="normal"/>
    </style:style>
    <style:style style:name="T25" style:family="text">
      <style:text-properties fo:language="en" fo:country="GB" style:text-underline-style="none" fo:font-weight="normal" style:font-weight-asian="normal" style:font-weight-complex="normal"/>
    </style:style>
    <style:style style:name="T26" style:family="text">
      <style:text-properties fo:language="en" fo:country="GB" style:text-underline-style="none" fo:font-weight="normal" style:font-name-asian="TimesNewRomanPSMT" style:font-weight-asian="normal" style:font-name-complex="TimesNewRomanPSMT" style:font-weight-complex="normal"/>
    </style:style>
    <style:style style:name="T27" style:family="text">
      <style:text-properties fo:language="en" fo:country="GB" fo:font-style="normal" style:text-underline-style="none" fo:font-weight="normal" style:font-style-asian="normal" style:font-weight-asian="normal" style:font-style-complex="normal" style:font-weight-complex="normal"/>
    </style:style>
    <style:style style:name="T28" style:family="text">
      <style:text-properties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style:font-size-asian="12pt" style:font-size-complex="12pt"/>
    </style:style>
    <style:style style:name="T31" style:family="text">
      <style:text-properties style:font-name="serif"/>
    </style:style>
    <style:style style:name="T32" style:family="text">
      <style:text-properties style:text-position="super 58%"/>
    </style:style>
    <style:style style:name="T33" style:family="text">
      <style:text-properties style:text-position="super 58%" fo:font-style="normal" style:font-style-asian="normal" style:font-style-complex="normal"/>
    </style:style>
    <style:style style:name="T34" style:family="text">
      <style:text-properties style:font-name="TimesNewRomanPSMT" style:font-name-asian="TimesNewRomanPSMT" style:font-name-complex="TimesNewRomanPSMT"/>
    </style:style>
    <style:style style:name="T35" style:family="text">
      <style:text-properties style:font-name-asian="TimesNewRomanPSMT" style:font-name-complex="TimesNewRomanPSMT"/>
    </style:style>
    <style:style style:name="T36" style:family="text">
      <style:text-properties style:font-name="TimesNewRomanPS-ItalicMT" fo:font-style="italic" style:font-name-asian="TimesNewRomanPS-ItalicMT" style:font-style-asian="italic" style:font-name-complex="TimesNewRomanPS-ItalicMT" style:font-style-complex="italic"/>
    </style:style>
    <style:style style:name="T37" style:family="text">
      <style:text-properties style:font-name="TimesNewRomanPS-ItalicMT" fo:font-style="normal" style:font-name-asian="TimesNewRomanPS-ItalicMT" style:font-style-asian="normal" style:font-name-complex="TimesNewRomanPS-ItalicMT" style:font-style-complex="normal"/>
    </style:style>
    <style:style style:name="T38"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39" style:family="text">
      <style:text-properties fo:font-size="12pt" style:font-size-asian="12pt" style:font-size-complex="12pt"/>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color="#000000" style:font-name="TimesNewRomanPSMT" fo:font-size="12pt" style:font-name-asian="TimesNewRomanPSMT" style:font-size-asian="12pt" style:font-name-complex="TimesNewRomanPSMT" style:font-size-complex="12pt"/>
    </style:style>
    <style:style style:name="T42" style:family="text">
      <style:text-properties fo:color="#000000" style:text-position="super 58%" style:font-name="TimesNewRomanPSMT" fo:font-size="12pt" style:font-name-asian="TimesNewRomanPSMT" style:font-size-asian="12pt" style:font-name-complex="TimesNewRomanPSMT" style:font-size-complex="12pt"/>
    </style:style>
    <style:style style:name="T43" style:family="text">
      <style:text-properties style:font-size-asian="14pt" style:font-size-complex="14pt"/>
    </style:style>
    <style:style style:name="T44"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ing Genetic Algorithms to Enhance the Believability of NPCs</text:p>
      <text:p text:style-name="P13"/>
      <text:p text:style-name="P4"/>
      <text:p text:style-name="P34"><text:span text:style-name="T43">S</text:span>ome awareness of project management should be demonstrated in all projects. This section should outline the nature of your project and the specific characteristics that need to be considered in determining what project management methodology you should use. You should identify the specific demands of your project in terms of project management, and support your rationale for the selection of a methodology with </text:p>
      <text:p text:style-name="P33">appropriate, recent academic references.</text:p>
      <text:p text:style-name="P12"/>
      <text:p text:style-name="P11"/>
      <text:p text:style-name="P1"/>
      <text:p text:style-name="P6">Abstract</text:p>
      <text:p text:style-name="P16"><text:span text:style-name="Strong_20_Emphasis"><text:span text:style-name="T2">"Computers are incredibly fast, accurate and stupid. On the other hand, a well trained operator as compared with a computer is incredibly slow, inaccurate and brilliant" (Unknown, 1969).</text:span></text:span></text:p>
      <text:p text:style-name="P16"><text:span text:style-name="Strong_20_Emphasis"><text:span text:style-name="T2"/></text:span></text:p>
      <text:p text:style-name="P16"><text:span text:style-name="Strong_20_Emphasis"><text:span text:style-name="T2">"In most modern video games, character behaviour is scripted; no matter how many times the player exploits a weakness, that weakness is never repaired. Yet, if game characters could learn through interacting with the player, behaviour could improve as the game is played, keeping it interesting" (Bryant et al, 2005).</text:span></text:span></text:p>
      <text:p text:style-name="P1"/>
      <text:p text:style-name="P6">Literature Review</text:p>
      <text:p text:style-name="P1">The video game industry has made a very clear push within recent years towards virtual environments that accurately mimic real-world settings, with a large focus on believability of game elements such as physics or graphics. Despite this, the industry still relies on finite state machines for the computer-controlled characters within these environments, also known as non-player characters (NPCs). As a result, NPCs lack the same degree of believability as their surroundings. In 2013, the global video game industry was valued at $93 billion (Gartner, 2013). Video games are the perfect platform for testing new AI techniques such as genetic algorithms, partly due to the lack of recent development of AI in games, but also because of the millions of players acting as testers, and also because of the minimal risk to human life video games have, as well as the benefits to the video game industry that can result: increased longevity of games, with emergent, changing gameplay, and decreased production costs. There are also benefits to having learning agents outside of the video game industry - such as potential improvements in education and training with computers. Stanley, Bryant and Miikkulainen suggested machine learning based upon natural evolutionary methods were the way forward and worked on allowing game agents to learn and evolve in real time (Bryant et al, 2005, 653).</text:p>
      <text:p text:style-name="P1"/>
      <text:p text:style-name="P10"><text:span text:style-name="T25">The prime question that should be answered: what is a genetic algorithm, and broadly, what is evolutionary computing? The idea of evolutionary computing is to is a technique that allows a computer to automatically solve a problem without the user first knowing the answer or form of the solution in advance. Additonally, evolutionary algorithms are designed to emulate aspects of the natural world, specifically things like evolution and breeding. Genetic programming works by running a program, then comparing its behaviour to an ideal. Usually, a fitness value is calculated by collecting data on several metrics that and those that do well are chosen to breed and produce new agents for the next generation. Further, some genetic operators can be used, such as crossover - </text:span><text:soft-page-break/><text:span text:style-name="T25">the combination of random elements of two “parents” to create a child agent, and mutation - the creation of a new agent by random elements, optionally from a parent (Langdon et al, 2008, 1-2). </text:span><text:span text:style-name="T34">A genetic algorithm can be described as something that "emulates biological evolutionary theories to solve optimisation problems" (Alippi et al, 1994).Genetic algorithms have several uses within computing, primarily within automated design and learning computer intelligence systems (Aguirre et al, 1997). They can work in almost any situation as they will work towards the best solution without human input, which makes them well suited to automated design and complicated tasks </text:span><text:span text:style-name="T34">with multiple solutions. A genetic algorithm usually follows the following format:</text:span></text:p>
      <text:p text:style-name="P20"/>
      <text:p text:style-name="P20">1. Creation of a "population".</text:p>
      <text:p text:style-name="P21">2. Evaluation of each individual.</text:p>
      <text:p text:style-name="P21">3. Selection of best individuals.</text:p>
      <text:p text:style-name="P22">4. Genetic manipulation to create new population from best individuals.</text:p>
      <text:p text:style-name="P20"/>
      <text:p text:style-name="P10"><text:span text:style-name="T34">Now that the topic of what a evolutionary aglorithm is, their main competitors in the game industry shall be covered to give a broader understanding of AI techniques within the industry.</text:span><text:span text:style-name="T25"> “The artificial intelligence systems of video games have historically relied on finite state machines to provide a decision-making mechanism for the computer-controlled characters. These finite state machines are implemented in virtually all computer games that have been developed and released” (Miles and Tashakkori, 2010, 32-33).</text:span></text:p>
      <text:p text:style-name="P9"><text:span text:style-name="T24">Part of the reason finite state machine (FSMs) are used is that they are very simple to make and implement, and they can be adapted to work in many ways. For example, Musse and Thalmann used a hierarchical FSM architecture to model the behaviour of crowds of characters, while Devillers and Donikian developed a scenario language that used FSMs to specify most of the instructions (</text:span><text:span text:style-name="T12">Rudomı</text:span><text:span text:style-name="T30">n et al, 2005, 742). Finite state machines are used to model and code a character's behavior in a limited or finite number of states, with transitions between states happening according to input from the game. FSMs are very versatile and can be either simple or complex, they are easy to understand and code, and they help to make an aglorithm behave in a deterministic way. To provide an example of a FSM from the iPhone game Unstoppable Jake:</text:span></text:p>
      <text:p text:style-name="P10"/>
      <text:p text:style-name="P16"><text:span text:style-name="T1">"</text:span><text:span text:style-name="T30">Each instance of the Terror Drone in the level, holds his own state variables, when the TerrorDrone </text:span><text:span text:style-name="T6">is constructed, the </text:span><text:span text:style-name="Strong_20_Emphasis"><text:span text:style-name="T6">mState</text:span></text:span><text:span text:style-name="T6"> variable, which keeps track of its current state is initialized to </text:span><text:span text:style-name="Strong_20_Emphasis"><text:span text:style-name="T6">TerrorDroneState.MOVE</text:span></text:span><text:span text:style-name="T6">, and the update function is called in an endless loop, performing different things according to the current state.</text:span></text:p>
      <text:h text:style-name="P37" text:outline-level="4">Main Loop</text:h>
      <text:section text:style-name="Sect1" text:name="highlighter_150108">
        <table:table table:name="Table1" table:style-name="Table1">
          <table:table-column table:style-name="Table1.A"/>
          <table:table-column table:style-name="Table1.B"/>
          <table:table-row>
            <table:table-cell table:style-name="Table1.A1" office:value-type="string">
              <text:p text:style-name="P35">1</text:p>
              <text:p text:style-name="P35">2</text:p>
              <text:p text:style-name="P35">3</text:p>
              <text:p text:style-name="P35">4</text:p>
              <text:p text:style-name="P35">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text:soft-page-break/>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33</text:p>
              <text:p text:style-name="P35">34</text:p>
              <text:p text:style-name="P35">35</text:p>
            </table:table-cell>
            <table:table-cell table:style-name="Table1.A1" office:value-type="string">
              <text:p text:style-name="Table_20_Contents"><text:span text:style-name="Source_20_Text"><text:span text:style-name="T6">function TerrorDrone:Update()</text:span></text:span></text:p>
              <text:p text:style-name="P35"> </text:p>
              <text:p text:style-name="Table_20_Contents"><text:span text:style-name="Source_20_Text"><text:span text:style-name="T6">-- Update current time</text:span></text:span></text:p>
              <text:p text:style-name="Table_20_Contents"><text:span text:style-name="Source_20_Text"><text:span text:style-name="T6">    self.mCurMS = gw.getCurrentMs()</text:span></text:span></text:p>
              <text:p text:style-name="P35"> </text:p>
              <text:p text:style-name="Table_20_Contents"><text:span text:style-name="Source_20_Text"><text:span text:style-name="T6">    -- get self current position</text:span></text:span></text:p>
              <text:p text:style-name="Table_20_Contents"><text:span text:style-name="Source_20_Text"><text:span text:style-name="T6">    self.x, self.y = go.getPosition(self.ptr)</text:span></text:span></text:p>
              <text:p text:style-name="Table_20_Contents"><text:span text:style-name="Source_20_Text"><text:span text:style-name="T6">    self.px, self.py = gw.getPlayerPosition()</text:span></text:span></text:p>
              <text:p text:style-name="P35"> </text:p>
              <text:p text:style-name="Table_20_Contents"><text:span text:style-name="Source_20_Text"><text:span text:style-name="T6">    -------------------</text:span></text:span></text:p>
              <text:p text:style-name="Table_20_Contents"><text:span text:style-name="Source_20_Text"><text:span text:style-name="T6">    -- State Machine --</text:span></text:span></text:p>
              <text:p text:style-name="Table_20_Contents"><text:span text:style-name="Source_20_Text"><text:span text:style-name="T6">    -------------------</text:span></text:span></text:p>
              <text:p text:style-name="P35"> </text:p>
              <text:p text:style-name="Table_20_Contents"><text:span text:style-name="Source_20_Text"><text:span text:style-name="T6">    if (self.mState == TerrorDroneState.MOVE) then</text:span></text:span></text:p>
              <text:p text:style-name="Table_20_Contents"><text:span text:style-name="Source_20_Text"><text:span text:style-name="T6">        self:UpdateMOVE()</text:span></text:span></text:p>
              <text:p text:style-name="P35"> </text:p>
              <text:p text:style-name="Table_20_Contents"><text:soft-page-break/><text:span text:style-name="Source_20_Text"><text:span text:style-name="T6">    elseif (self.mState == TerrorDroneState.TURN) then</text:span></text:span></text:p>
              <text:p text:style-name="Table_20_Contents"><text:span text:style-name="Source_20_Text"><text:span text:style-name="T6">        self:UpdateTURN()</text:span></text:span></text:p>
              <text:p text:style-name="P35"> </text:p>
              <text:p text:style-name="Table_20_Contents"><text:span text:style-name="Source_20_Text"><text:span text:style-name="T6">    elseif (self.mState == TerrorDroneState.CHASE) then</text:span></text:span></text:p>
              <text:p text:style-name="Table_20_Contents"><text:span text:style-name="Source_20_Text"><text:span text:style-name="T6">        self:UpdateCHASE()</text:span></text:span></text:p>
              <text:p text:style-name="P35"> </text:p>
              <text:p text:style-name="Table_20_Contents"><text:span text:style-name="Source_20_Text"><text:span text:style-name="T6">    elseif (self.mState == TerrorDroneState.EXPLODE) then</text:span></text:span></text:p>
              <text:p text:style-name="Table_20_Contents"><text:span text:style-name="Source_20_Text"><text:span text:style-name="T6">        self:UpdateEXPLODE()</text:span></text:span></text:p>
              <text:p text:style-name="P35"> </text:p>
              <text:p text:style-name="Table_20_Contents"><text:span text:style-name="Source_20_Text"><text:span text:style-name="T6">    end</text:span></text:span></text:p>
              <text:p text:style-name="P35"> </text:p>
              <text:p text:style-name="Table_20_Contents"><text:span text:style-name="Source_20_Text"><text:span text:style-name="T6">end</text:span></text:span></text:p>
              <text:p text:style-name="P35"> </text:p>
              <text:p text:style-name="Table_20_Contents"><text:span text:style-name="Source_20_Text"><text:span text:style-name="T6">function TerrorDrone:switchState(newState)</text:span></text:span></text:p>
              <text:p text:style-name="Table_20_Contents"><text:span text:style-name="Source_20_Text"><text:span text:style-name="T6">    app.logString("TerrorDrone Changed State: " .. self.mState .. " -&gt; " .. newState)</text:span></text:span></text:p>
              <text:p text:style-name="P35"> </text:p>
              <text:p text:style-name="Table_20_Contents"><text:span text:style-name="Source_20_Text"><text:span text:style-name="T6">    self.mPrevState = self.mState</text:span></text:span></text:p>
              <text:p text:style-name="Table_20_Contents"><text:span text:style-name="Source_20_Text"><text:span text:style-name="T6">    self.mState = newState</text:span></text:span></text:p>
              <text:p text:style-name="Table_20_Contents"><text:span text:style-name="Source_20_Text"><text:span text:style-name="T6">end"</text:span></text:span></text:p>
              <text:p text:style-name="Table_20_Contents"><text:span text:style-name="Source_20_Text"><text:span text:style-name="T6"/></text:span></text:p>
            </table:table-cell>
          </table:table-row>
          <table:table-row>
            <table:table-cell table:style-name="Table1.A1" office:value-type="string">
              <text:p text:style-name="P35"/>
            </table:table-cell>
            <table:table-cell table:style-name="Table1.A1" office:value-type="string">
              <text:p text:style-name="P35"/>
            </table:table-cell>
          </table:table-row>
        </table:table>
      </text:section>
      <text:p text:style-name="P8">(Zana, 2013), (Zana, 2012)</text:p>
      <text:p text:style-name="P1"/>
      <text:p text:style-name="P1">Geisler states that the downside of using this system is the “high level of predictability of opponents, and a large amount of work manually programming each rule”. To mimic human vs human involves a high amount of tuning for game balance, where </text:p>
      <text:p text:style-name="P9"><text:span text:style-name="T24">“for the experienced player, the AI is never “good enough”. It needs to keep challenging the player, to adapt to the player and if possible learn from the player. </text:span><text:span text:style-name="T31">Instead, a good player will learn the behavior of the enemy AI and begin exploiting it.</text:span><text:span text:style-name="T24">” (Geisler, 2004, 54).</text:span></text:p>
      <text:p text:style-name="P9"><text:span text:style-name="T24">While this does have its place in modern games, there should also still be challenge for skilled players. To ensure quality opponents we can turn to machine learning, which is concerned with improving it's performance of a task through multiple generations and experience. While this is standard to “academics”, evolutionary computation methods such as genetic algorithms have only very recently started to be considered within video games. While in the past, these methods were considered too hardware-intensive on memory and CPU to be a common option, with the current hardware advancements it is very possible. In fact, these methods have been evidenced in earlier games such as </text:span><text:span text:style-name="T29">Black and White</text:span><text:span text:style-name="T28">, and </text:span><text:span text:style-name="T29">Creatures</text:span><text:span text:style-name="T24"> (Geisler, 2004, 54-56). Cole et al said that “authors of bots spend an enormous amount of time setting parameters”, where more realistic bots results in exponentially more complicated and time-consuming parameter coding, with bots defined as computer-controlled rule-based expert robots. Lack of game balance can result from this as it is up to a programmer who may not be well versed in the game in question to accurately create the intended game balance (Cole et al, 2004, 139). Finite state machines therefore leave room for improvement, especially in the area of making AI behave unpredictably and “human-like”. Rather than spend time working on improving their AI, many game developers simply choose to make opponents “harder” by inflating their values, such as health - enemies are made more challenging, not with improved intelligence but with bigger guns (Laird and VanLent, 2001). As a result of this, many big games spend very little time innovating or improving on standard AI practices - it takes time, and with games now costing as much $100 million or more to make (Huerta, 2014), innovation is a risk many developers do not want to take (Cook, 2015), especially in iterative franchises where AI assets can be re-used, such as Call of Duty. To further prove this point, Rock Paper Shotgun wrote on article about the future and past AI in games, saying:</text:span></text:p>
      <text:p text:style-name="P1"/>
      <text:p text:style-name="P9"><text:soft-page-break/><text:span text:style-name="T24">“Players correlated intelligence with challenge – in other words, smarter enemies should be harder to defeat. Bungie noticed that if you simply doubled the health of an enemy, playtesters would report that they seemed more intelligent. The takeaway was a realisation that what the game was doing simply didn’t matter – what mattered was what the player </text:span><text:span text:style-name="Emphasis"><text:span text:style-name="T24">thought</text:span></text:span><text:span text:style-name="T24"> the game was doing.” (Cook, 2015). While this works to make the game more challenging and the AI seem tougher, enemies are still open to having their weaknesses exploited and the same holes in their defence taken advantage of multiple times. By changing what the AI use and and composition of a </text:span><text:span text:style-name="T24">population of enemies to be better suited to the task at hand, the game changes based on the player's actions, and the AI appear to learn - which, as said, is just as important as having “smarter” AI.</text:span></text:p>
      <text:p text:style-name="P1"/>
      <text:p text:style-name="P1">Cook goes on to say that the “graphics race” push for bigger and better game worlds is slowing down and about to run its course, and with AI becoming a strong point of comparison for modern games, with games like Alien: Isolation and No Man's Sky hinting at AI being applied at larger scales and more robustly than ever before (Cook, 2015). Miikkulainen said the current AI model does not work well in video games, due to the the large amount of agents running at once and also due to the large, changing environments that run in real-time. He goes on to say that computational intelligence, primarily evolutionary computation, is well suited for use within video games, making use of adapting, embedded intelligent agents, ultimately making progress towards intelligent machines. In the long run, it will lead to better games, with both reduced production costs, and less bugs. It will also allow for training games, for games to get better with the player, and always provide a fair challenge (Miikkulainen, 2007).</text:p>
      <text:p text:style-name="P1"/>
      <text:p text:style-name="P9"><text:span text:style-name="T24">Woody Bledsoe said in his AAAI Presidential Address that his dream for computers “was </text:span>filled with the wild excitement of seeing a machine act like a human being, at least in many ways". "My dream computer person liked to walk and play Ping-Pong, especially with me. And I liked to teach it things-because it could learn dexterity skills as well as mental concepts. And much more." (Bledsoe, 1985).</text:p>
      <text:p text:style-name="P9"/>
      <text:p text:style-name="P9"/>
      <text:p text:style-name="P1">The idea of mimicking the mechanics of biological evolution to develop powerful algorithms as opposed to other methods such as finite state machines has been around for more than 30 years, since innovate researchers in the US and Europe independently came up with the idea (Back and Schwefel, 1996, 20). Evolutionary programming was originally introduced as an attempt to create artificial intelligence, and to evolve finite state machines to predict events on the basis of former observations. In addition, they were designed with the goal of solving difficult discrete and continuous, mainly experimental parameter observational problems (Back et al, 1997, 3-4). This is well suited to the problem at hand, assessing the performance of NPCs based upon a set of parameters and then make changes based upon former events, and to investigate whether AI using evolutionary programming algorithms are more effective than other methods, such as FSMs, and whether they are appropriate for use in a modern games industry. Evolutionary algorithms mimic the process of natural evolution, which in itself is the combination of new genetic information and its evaluation and selection. The better an individual performs, the greater the chance of distributing genetic information and over time and generations, this leads to a population of individuals with above average fitness. At least three primary evolutionary algorithms have been distinguished : evolution strategies, genetic algorithms and evolutionary programming. From these three, countless variants exist, but the main differences lie in the representation of individuals, design of variation operators (mutation, crossover, recombination - more are still being researched) and the selection and reproduction mechanism (Back et al, 1997, 4-6). The search space is defined on a case by case basis depending on the needs and what is being observed, and observational metrics can be defined as a result of the search space, based upon the end goal or purpose of the algorithm, which represents genotypes and phenotypes. Evolutionary computing is adept at optimisation - the art of improving upon an idea. It consists of trying variations of an initial concept and using the <text:soft-page-break/>information gained to improve on the idea. A computer excels at this as long as the idea can be numerically input and there can also be an output. A genetic algorithm is therefore using the computer for optimisation as opposed to using human-made values. This will save time and effort on inputting and fine-tuning values as would be done in a FSM system, and will also automatically reach an end goal, as opposed to a human-made end which may be sub-par. What, however, makes a good or even “best” solution? This implies that there is more than one solution, and that some are better than others. The definition of these things is based upon the problem, the search space, and the method of solution. Some problems do have exact answers, while others only have minimum and maximum solutions known as optimal points (Haupt and Haupt, 2004, 1). In addition, an original solution the developer had not thought of may result (Miikkulainen, 2007). Genetic algorithms excel at this type of problem-solving: where there an ideal that can be iterated through based on initial data to try and get closer and closer to the answer, or optimal point. As such, a genetic algorithm is ideal for the current project - the goal to assess the performance of an actor in a population to reach an ideal point of high fitness.</text:p>
      <text:p text:style-name="P1"/>
      <text:p text:style-name="P1">There have been several other researchers that have attempted to do use evolutionary algorithms within video games, such as Cole, Louis and Miles in 2004, who used genetic algorithms to test AI behaviour in <text:span text:style-name="T15">Counter-Strike</text:span><text:span text:style-name="T22"> to discover if genetic algorithms produced a marked improvement on the default finite state machine-based AI bots, using the ELO system for skill in lieu of a fitness value. They discovered that after only a few generations, genetic algorithms reached the level of a human-coded AI bot that was coded by a game expert. They even theorised that such a method could be extended to other first-person games and even other genres, and that it could reduce development time, in addition to the programmer no longer needed high level knowledge of the game in question. (Cole et al, 2004). NERO (Neuro Evolving Robotic Operatives), a game produced at the Digital Media Collaboratory involves the player training digital agents to battle each other, whereupon they will evolve in real time (Miikkulainen, 2007). They ran into the issue that if evolution occurs at each generation, the behaviour of an entire population would change instantly, which would be obvious to the player. In addition, behaviour would remain the same for long periods of time, which makes it seem like there is no evolution at all. This was fixed replacing a single individual every few game ticks. Since there were no play testers for this project, and because making congruous, smooth gameplay was not a high priority, the latter solution was not implemented. It is however, a valid concern if evolving agents were put into a polished game, but not important to this project.</text:span></text:p>
      <text:p text:style-name="P5"/>
      <text:p text:style-name="P24">It has been said before that most modern games use finite state machine or rule-based systems for</text:p>
      <text:p text:style-name="P21">their AI (Louis and Miles, 2005) and indeed, there are next to no examples of genetic algorithms</text:p>
      <text:p text:style-name="P21">used in published games, let alone AI-based genetic algorithms. However, according to this paper,</text:p>
      <text:p text:style-name="P21">genetic algorithms have a huge advantage over the standard systems – there are only a finite amount</text:p>
      <text:p text:style-name="P21">of scenarios accounted for, and this can leave "holes" in the AI which a player can exploit. Genetic</text:p>
      <text:p text:style-name="P21">algorithms allow game agents to "learn" from past experience in order to play better, which</text:p>
      <text:p text:style-name="P21">produces an organic, unique experience when interacting with NPCs, and also stops AI weaknesses</text:p>
      <text:p text:style-name="P21">from being exploited. As previously stated, few games use genetic algorithms despite the</text:p>
      <text:p text:style-name="P21">advantages it provides, and upon implementing it into a game, it would reveal either the problems</text:p>
      <text:p text:style-name="P21">with this method or prove their usefulness, depending on the outcome of the work. A special case-injected variant of genetic algorithms was used here. This seemed new and so more investigations</text:p>
      <text:p text:style-name="P21">were performed. Essentially a case-injected variant of genetic algorithms seeds the poulation with</text:p>
      <text:p text:style-name="P21">effective individuals from past trials in order to reduce the time taken to find an ideal solution, as</text:p>
      <text:p text:style-name="P21">well as ensure some variance in the population. The theory behind it is that "it makes little sense to</text:p>
      <text:p text:style-name="P21">start a problem-solving search attempt from scratch when previous searches may have yielded</text:p>
      <text:p text:style-name="P21">useful information about the problem domain" and the result of this is that "Injecting cases with</text:p>
      <text:p text:style-name="P21">higher fitness tends to lead to a quicker flattening out of the performance curve, of average or</text:p>
      <text:p text:style-name="P22">maximum fitness versus time" (Louis and McDonnell, 2004).</text:p>
      <text:p text:style-name="P5"><text:soft-page-break/></text:p>
      <text:p text:style-name="P24">Some genetic algorithms use have additional features like case-injected systems. Case-injected</text:p>
      <text:p text:style-name="P21">systems can have advantages such as increasing efficiency and redcucing the time taken until a</text:p>
      <text:p text:style-name="P21">good solution is found. However it can introduce selection bias and also reduce the variance in a</text:p>
      <text:p text:style-name="P21">population, and it is not usually used as it is a relatively new technique. In the past, a case-injected</text:p>
      <text:p text:style-name="P21">variant of genetic algorithms has been used which seeds the poulation with effective individuals</text:p>
      <text:p text:style-name="P21">from past trials in order to reduce the time taken to find an ideal solution, as well as ensure</text:p>
      <text:p text:style-name="P21">variance in the population (Louis and Miles, 2005). This prevents an entire population from dying</text:p>
      <text:p text:style-name="P21">out, which is good for obvious reasons. Most likely a form of this method will be used, though not</text:p>
      <text:p text:style-name="P21">identical. Within this experiment, an "ideal solution" is much harder or even impossible to find –</text:p>
      <text:p text:style-name="P21">within the game that will be chosen, the AI has near infinite situations to deal with, so there is no</text:p>
      <text:p text:style-name="P21">one perfect solution or set-up, although there are definitely superior ones, so saving time is not an</text:p>
      <text:p text:style-name="P21">issue. Specific cases will be injected into the population however, so that high variance can be</text:p>
      <text:p text:style-name="P21">achieved, which should prevent an entire population from dying out. This can result in selection</text:p>
      <text:p text:style-name="P21">bias as with standard case-injected systems, but this only ensures reperesentation from all types of</text:p>
      <text:p text:style-name="P21">game agent, and this should not have a negative effect. Essentially, this behaves like mutation but it</text:p>
      <text:p text:style-name="P21">is selected as opposed to randomised. If an extinction event occurs different cases will be injected</text:p>
      <text:p text:style-name="P22">and the population resstarted, which should give a different outcome.</text:p>
      <text:p text:style-name="P5"/>
      <text:p text:style-name="P1"><text:span text:style-name="T22">Guha, Hastings and Stanley created evolutionary content generation for the video game Galactic Arms Race, where content is given a fitness value based on how much it is used by players after it is spawned into the game world. As with this project, they used a spawning pool that content is randomly selected from by random probability, ensuring diversity and that previous high fitness solutions might re-appear. The unique aspect of Galactic Arms Race is that weapons evolve based upon and randomly appear based on whether they were found to be favoured by players in the past – the individual weapons themselves in theory are not good or bad, as strength and speed does not vary. Rather, the pattern of particles fired changes, resulting in a complex multi-objective co-evolutionary landscape (Guha et al, 2009). This is similar to what has been undertaken in this project, the key difference being that part of the goal for this project is to find the best combination of different equipment, and also to find what equipment is best, though they were intended to be equal when created by the developers. The conclusion to Guha's work states that due to the constant evolution that is based on player tastes, the result is a constant stream of new content suited to what player's want, keeping them more engaged for longer and increasing replay value (Guha et al, 2009). This project is different in that evolution is based upon AI actions and performance, and thus different conclusions and data can be drawn at its conclusion. In 2006, Aha and others used evolutionary learning to generate AI tactics in RTS game </text:span><text:span text:style-name="T15">Wargus</text:span><text:span text:style-name="T22">. They found that automatically evolved knowledge bases can adapt to many different strategies, and can also evolve high quality tactics (Aha et al, 2006, 83).</text:span></text:p>
      <text:p text:style-name="P9"/>
      <text:p text:style-name="P9"><text:span text:style-name="T24">Fogel wrote in 2006 that a calculator is not intelligent, everything it knows has been programmed by a person, they can never learn anything new, and outside of their domain, they are useless - they know what they know because a person has already done it. “The dream of the intelligent machine is the vision </text:span>of creating something that does not depend on having people preprogram its problem-solving behavior" <text:span text:style-name="T24">(Fogel, D. B., 2006, 1). This is a direct parallel to the use of finite state machines </text:span><text:span text:style-name="T24">within AI and video games, compared to the use of evolutionary computing and genetic algorithms. Once the conditions, metrics and end goal for a genetic algorithm has been set, the population will continue to adapt and change without any input from a programmer and in doing so they can be used to simulate a learning and organic environment. Soni and Hingston have said that while the question of what makes for an interesting or “fun” opponent is up for debate, it is widely accepted that both extreme sub-human and super-human levels of skill result in a lack of fun. Rather, for maximum enjoyment, the skill level of an opponent should generally be close to the human playing the game, and that humans prefer human-like opponents. One factor affecting this is the </text:span><text:soft-page-break/><text:span text:style-name="T24">unpredictability of the AI - “ a more predictable opponent is easier to defeat, and predictability is generally thought to be an indicator that one's opponent is following a fixed set of instructions, computer-like” (Hingston and Soni, 2008, 363). Evolutionary computation, including genetic algorithms, help to make an NPC more efficient and more unpredictable by changing aspects of an NPC based upon fitness values and other metrics, and in turn this simulates learning and creates a new experience for the player. From these statements, it can be concluded that genetic algorithms can be better for simulated realistic and human-like AI, and that they have a lot of unexplored </text:span><text:span text:style-name="T24">potential due to their minimal use in games.</text:span></text:p>
      <text:p text:style-name="P1"/>
      <text:p text:style-name="P9"><text:span text:style-name="T24">According to Guha, Hastings and Stanley, machine learning, which genetic algorithms are a subsidiary of, have thus far been used in only three commercial video games: </text:span><text:span text:style-name="T29">Colin McRae Rally 2.0, Creatures 3</text:span><text:span text:style-name="T24">, and </text:span><text:span text:style-name="T29">Black and White 2, </text:span><text:span text:style-name="T28">although the AI brains in these games is generally trained before release. While “evolving game content is an emerging research area with great potential to contribute to the mainstream gaming industry”, there currently exists no game that evolves novel content as the game is played (Guha et al, 2009), despite the fact that it has been shown that machine learning has a lot of use in developing video games.</text:span></text:p>
      <text:p text:style-name="P5"/>
      <text:p text:style-name="P1"/>
      <text:p text:style-name="P1">From looking at many similar research papers, it is visible that genetic algorithms are a popular method for improving gameplay within many different genres of games. It has been concluded multiple times that evolutionary algorithms can save on development time and produce comparable or even better results compared to other popular methods of AI implementation, such as finite state machines. While FSMs are very popular, they have flaws that genetic algorithms can improve upon. Research is on-going as to how evolutionary computing can be implemented into modern video games, but it is widely believed that the changing, evolving content genetic algorithms can produce can keep players engaged and interested, as well as keep gameplay fresh, extending the life cycle of modern games. It is generally accepted that AI advancements have been suffering in recent years, and games that feature excellent AI, such as Alien: Isolation, are critically acclaimed and respected for the interesting scenarios and opponents that feature. Furthermore, the focus on graphics has been falling off and AI is looking more and more appealing as a way to enhance the believability of game worlds and NPCs.</text:p>
      <text:p text:style-name="P1"/>
      <text:p text:style-name="P6">Methodology</text:p>
      <text:p text:style-name="P23">To help understand the ideal methodologies behind this project, it is helpful to reiterate what is</text:p>
      <text:p text:style-name="P25"><text:span text:style-name="T35">hoped to be accomplished. In the short term, the aim is to use a genetic algorithm within a po;ular game to see if it can enchance the "performance" or fitness of a population of NPCs within that game. Further conclusions can be drawn from this, such as the effectiveness of genetic algorithms as a method of making AI seem more realistic and human-like, or simulating intelligence. Further, this project also hopes to examine the viability of GAs within the modern game industry, and whether they can compete with or even replace other popular algorithms like finite state machines. To do this, a population of NPCs will be created within the popular role-playing game, </text:span><text:span text:style-name="T19">Skyrim</text:span><text:span text:style-name="T23">, using the free Creation Kit that it is bundled with for the creation of user content. The NPCs will be </text:span><text:span text:style-name="T23">made to fight and several metrics of their performance as they fight will be recorded and the data will be analysed and used to affect the next generation of NPCs, forming the basics of a genetic algorithm. The success, ease of implementing, and the data collected will affect the conclusions that are drawn.</text:span></text:p>
      <text:p text:style-name="P22"/>
      <text:p text:style-name="P25"><text:span text:style-name="T35">One of the reasons why genetic algorithms were chosen as the focus for this project is that they are a popular research choice for studies in AI and such, but lack the presence in video games, yet they may present a realistic choice for a relatively easy potential method to improve the behaviour of NPCs in games. Additionally, research has suggested that they can save time and in turn, money - with the games industry being valued at </text:span><text:span text:style-name="T7">$93 billion (Gartner, 2013), this will result in huge savings </text:span><text:soft-page-break/><text:span text:style-name="T7">and an increase in efficiency, as well as also improving the end experience for the user. There has been a surge of popularity recently for games with generated and changing content, and genetic algorithms have the potential to provide this.</text:span></text:p>
      <text:p text:style-name="P3"/>
      <text:p text:style-name="P25"><text:span text:style-name="T26">There's several different development methodologies that could have been chosen for the development of this project. The </text:span><text:span text:style-name="T35">traditional method would be the Waterfall methodology, which divides the project into several distinct stages, each of which generally finishes before the next begins. The advanatage of this is that progress is more easily measured, as the full scope of the work is known in advance, and the design can be completed before development work even begins, resulting in better software design that meshes well. What is expected from the project or artefact is usually defined right at the start, before work begins. The drawback of this method is that requirements can lack detail since they are defined at thst start, or they may change. This usually applies more to those working for clients, but it is still useful to look at for this project. The other main methodlogy is the agile, or iterative methodology. This involves rapid delivery of an application in functional components. All work is planned a short while in advance and then performed in "sprints" which have a defined duration. As work is completed, it is continually reviewed by the client, or in this case, the project supervisor. This has a few advantages, mainly for the client, such as having frequent opportunities to see the work being delivered, and to make changes if necessary. This system can also quickly create basic working versions of the software. However, due to the nature of "sprints", it requires complete dedication from the workers. If work is not completed on time, additional sprints may be needed, taking extra time. Since this is an iterative process with less emphasis on the final product, there may be a reduction in overall quality (Lotz, 2013). There is also the scrum methodology, which is a subset of agile development. Agile development features twelve principles which place an emphasis upon communication and collaboration, functioning software, team self organisation, and the flexibility to adapt to emerging business realities. The philosophy behind scrum is to inspect and adapt in a loop within short cadences of work, using the sprint system already mentioned. The idea is to have a potentially shippable piece of software ready at all times. Scrums and many agile methodologies are however designed for use within teams, with clear roles such as a Product Owner and scrum masters. Since the work for this project is being performed by a single person, the scrum methodology is unsuitable for use on this project (James, 2009). The waterfall methodology would make the most sense for this project, as there is no client with specific requirements, and also because "sprints" of work are unrealistic when there is other work besides the project that must be done. Ultimately, waterfall was chosen because due to the clearly defined stages and goals that are ideal for making steady progress, and it is helpful to plan out the order and work that must be done before having to do it. Sprints can be effective, but can lead to quick burnout and need dedication - due to the project taking place over many months, sprints would be a poor choice.</text:span></text:p>
      <text:p text:style-name="P3"/>
      <text:p text:style-name="P3"/>
      <text:p text:style-name="P22"><text:span text:style-name="T25">A simple </text:span>custom-made game could be have been made for this research, which is a good approach for testing one particular set of scenarios, and for creating a specific software suited to the specific needs of this project. This, however, is an unnecessary step if there already exists a software that can support the project, it would be wiser to use that, as producing a new custom-made game takes more time and effort. There are many games that could have been chosen for use in this project.</text:p>
      <text:p text:style-name="P22"/>
      <text:p text:style-name="P22"/>
      <text:p text:style-name="P22"/>
      <text:p text:style-name="P3"/>
      <text:p text:style-name="P23">There are a few different ways to evaluate the final results of this project. For example, an interview</text:p>
      <text:p text:style-name="P21">could be conducted asking people to play the game with and without the genetic AI systems, and</text:p>
      <text:p text:style-name="P21">see which they prefer, or perhaps only give them the modded version and ask what they liked and</text:p>
      <text:p text:style-name="P21">didn't like about it. Cole and other used the ELO system to compare the default agents to the <text:soft-page-break/>genetically evolved agents (Cole et al, 2004)<text:span text:style-name="T37">.</text:span><text:span text:style-name="T8"> The ELO system is a method for calculating skill levels within a competitive game environment, originating in chess, by giving each player a skill rating that is adjucted after every win or loss, based upon the skill level of the teammates and the opponents. Classically it is used for 1v1 competitions but has been adapted for team competition, such as </text:span><text:span text:style-name="T10">League of Legends </text:span><text:span text:style-name="T8">(White, 2015)</text:span><text:span text:style-name="T9"> and </text:span><text:span text:style-name="T11">Counter-Strike: Global Offensive </text:span><text:span text:style-name="T9">(Namessar, 2014). Typically it is used for humans but works with bots as well. However,</text:span><text:span text:style-name="T21"> this would not have been appropriate for this project, as </text:span><text:span text:style-name="T17">Skyrim,</text:span><text:span text:style-name="T21"> the chosen game, does not have a skill or ELO system, nor would much be gained from having one - fitness values work better for extended data gathering and use of fitness metrics, ELO systems are better for multi-player matches, measuring only wins and losses.</text:span><text:span text:style-name="T36"> </text:span>Other researchers have evaluated NPC performance and AI systems by working out the average performance of 4 different configurations (with/without elitism and two different fitness functions) and found out the best combination, though this is more useful for determining the best version of a genetic algorithm. A quantitative approach shall be taken for this project, as it is the most common for research of this type. Additionally, part of the goal is to prove whether evolutionary algorithms can compete with more standard algorithms by comparing the results of both against each other, and quatitative data is best suited for this. A user study could be undertaken to find out which AI system people prefer, and which they find more believable, however, this was not possible due to time constraints although if the project was to be extended, a user survey would be performed. Without polling people's opinions, it is very difficult to find out what is more "believable". As said before, unpredictable and changing behaviour, as well as challenging opponents are all parts of what seems believable. However, it is extremely difficult to judge what is unpredictable behaviour, and hard to quantify changing behaviour - that is outside of the scope of this project. If the agents perform better with time, they can be considered to be becoming more challenging and having changing behaviour, while ideally there would also be a user survey, this will suffice within the constraints of the project. For this project, only one fitness function will be used as the raw data from the metrics is normalised, this eliminated the need for weighting on each metric. A genetic algorithm with elitism is being used, which allowes the most fit members of the population to pass on their data to the next generation. This will result in an imporvement to be visible more quickly and also simulate real world genetics more closely, as based on research this seems to be optimal (Revello and McCartney, 2002). It is, however important to leave elements of random generation within the system, as this simulated mutation and avoids an extenction event in case of a weakness being exploited. Since the aim is to create adapting game agents that change to create an ideal party, their effectiveness in combat is what is being measured. Metrics such as damage over time and damage taken in being measured. It is probable that the success of the project will be evaluated by comparing the fitness of an adapted population of NPCs against the initial population. The success will be based onwhether the population of GA actors beats the default ones, and how many generations it took them to adapt to win.</text:p>
      <text:p text:style-name="P21"/>
      <text:p text:style-name="P21"/>
      <text:p text:style-name="P27">Appraisal</text:p>
      <text:p text:style-name="P28">Many different game engines were examined when deciding what the platform for this project would be. The project requires support for teams of NPCs to work together against</text:p>
      <text:p text:style-name="P21">opponents and also allow for customisation of weapons, equipment and stats. Additionally, the ability to control the spawns of NPCs is required. Certain metrics must be measured, like damage dealt, so this must also be supported, whether it is in the game by default or must be coded in. As such, the ability to create custom code easily and quickly putting it within the game is vital to the project. Skyrim was the first software to be investigated initially as the platform for the project. On the surface, it appears to fit all the requirements. It comes with a free mod devlopment tool (the <text:span text:style-name="T15">Creation Kit</text:span><text:span text:style-name="T22">)</text:span> that can be used to customise many aspects of the game, and also has GUI elements for ease of use. However, after researching the Creation Kit it was found that the AI packages are not able to be altered within the tool or in any other way. Further research indicated that while this may limit some aspects of the project, it would not prove to be a major drawback and could be <text:soft-page-break/>worked around. Further research into other engines was done, in case a better solution presented itself. The REDkit used for the Witcher games developed by CD Projekt Red was examined, and while this may be suitable, it is intended more for the development of custom campaigns as opposed to editing the game itself, although it should be possible. However, there are few areas in the game suitable for two sides of NPCs fighting each other, so a new area may have to be created, taking away from dev time. Mount and Blade created by TaleWorlds Entertainment was also examined, though this does not have a full mod kit, but instead uses a system of Python scripts. There is official mod support, but no custom GUI made for the purpose of modding the game, instead prospective modder must use modules, which are comprised of a set of Python scripts (Yavuz, 2005). Because there is no fully implemented editor, making the project within Mount and Blade may be more difficult, however it should also allow for more in-depth changes within the engine. There is no real respawning within the game, but characters which fall unconcious can get up again, and there are systems to automatically change party equipment. Dragon Age: Origins also features mod support, however it lacks a detailed respawning system, so it may be unsuitable for this project. Most Source engine games feature mod support via the Valve Hammer Editor, which works on games such as Half-life, Portal and Dota 2. Again, research suggests it lacks a full respawning system, or the ability to change NPC equipments automatically. However, Dota 2 would most likely be suitable, as that features 2 teams of 5 "heroes" out of over 100 fighting against each other, with bot support. The heroes are divided into categories, such as "carry", "support", "durable" and more (IGN, 2012). Instead of changing NPC qeuipment, the project could be carried out by changing which heroes are used to find what combination of categories is more effective. At the time of development, the official Dota workshop tools had not been released and official support for modding was limited. Additionally, the complexity of the Dota gameplay makes performance and success hard to define, resulting in a possible unreliable fitness value, especially since every character has different base stats. In the end, the Creation Kit for Skyrim was chosen, as it has a GUI-based tool that allows for quick changes to be made for the game and is visually intuitive, with features such as drag and drop and pre-determined loadouts for NPCs and such (Fincher, 2011). It uses its own scripting language, Papyrus, that is intended to be simple and easy to learn. This could result in problems as it is a completely unique language that will have to be learned from scrath for the project, and may be capable of less than other languages, but will hopefully result in easier coding once it has been adapted to. Mount and Blade also uses a scripting language that we have little experience with, but does not have a graphical interface and we are also more familiar with the Creation Kit in general, having used it before as well as its predecessors in the previous Elder Scrolls games. The downside to choosing a commercial game is that there can be limitations on the modifications that can be made. However, it comes with the guarantee that it is functional - if <text:s/>a development team could use tool to create an entire commercial game, it is more than usable for the creation of a mod within game. On top of this, there are already pre-determined NPC loadouts, a game world that can be used for the mod, multiple types of enemies that can be used, and overall less content has to be created for the purposes of the project, saving time. In short, the CK (Creation Kit) supports everything necessary for the project to go ahead, and is user-friendly and intuitive.</text:p>
      <text:p text:style-name="P21"/>
      <text:p text:style-name="P21">For the purposes of data collection, there are numerous tools that could be used. While software for data manipulation is not <text:span text:style-name="T15">required</text:span><text:span text:style-name="T22">, it will greatly speed up the process of gathering results and making bars and graphs to display them, and as such, such software will be used. Firstly, there are several requirements that must be met for the tool to be suitable - <text:s/>first, since the data is being exported from the game engine in text format, the software must be capable of reading data in from text files. Second, ideally the software will allow for in-depth manipulation of the data, such as recognising and separating the different metrics into different variables, and allowing changes to be made. For display purposes and time saving, the tool should also be able to produce histograms from the data. Finally, the tool should be able to normalise the data.</text:span></text:p>
      <text:p text:style-name="P21"/>
      <text:p text:style-name="P1"/>
      <text:p text:style-name="P1"><text:soft-page-break/></text:p>
      <text:p text:style-name="P6">Project Management</text:p>
      <text:p text:style-name="P23">Enclosed is a Gantt Chart that details the timeline and the steps to take towards the completion of</text:p>
      <text:p text:style-name="P22">the project.</text:p>
      <text:p text:style-name="P22"/>
      <text:p text:style-name="P22"><draw:frame draw:style-name="fr1" draw:name="graphics1" text:anchor-type="paragraph" svg:width="16.999cm" svg:height="18.801cm" draw:z-index="0"><draw:image xlink:href="Pictures/20000007000069380000656329F3E54E.svm" xlink:type="simple" xlink:show="embed" xlink:actuate="onLoad"/></draw:frame></text:p>
      <text:p text:style-name="P2"/>
      <text:p text:style-name="P20"><text:span text:style-name="T25">The project was divided into four main sections, Research, Design, Implementation and Evaluation, to </text:span>be performed in that order. Allocated is the completion of each as a major milestone for the project. Research must be performed first as it dictates what will be done in the project proper and teaches valuable lessons. It is divided into two sections, background research which will vital for gaining a proper knowledge of the best way to go about the project and also the knowledge required to complete or even start the project. The second section is dedicated to selecting the correct</text:p>
      <text:p text:style-name="P21">game/SDK. This will be done second because background research will help dictate which mod</text:p>
      <text:p text:style-name="P26"><text:soft-page-break/><text:span text:style-name="T35">development kit will be used. The design is the next major section and is also divided into two major parts. The fitness function may seem minor, but will greatly affect the way the NPCs evolve and therefore the results. Getting it right is extremely important as slight changes will have huge impact especially after several generations of evolution. The algorithm is of great importance as well, as so equal time has been allocated to designing it. Implementation is the next major section. It has been roughly divided up into the major tasks/objectives that are required for the genetic algorithm. Included is two breaks in this time as implementation contains the longest periods of work and also the most technical tasks. The additional features have been given a place because while they are technically not required for the algorithm, they are very helpful and will provide more stable and dependable results, though if time is short, they can be cut. These additional features cover things like elitism and mutation – useful, but the algorithm functions without them. Now that implementation has been finished, the final major part of the project is evaluation. This is probably the most important part, as good information is useless if it is not expressed or explained </text:span><text:span text:style-name="T35">correctly.</text:span></text:p>
      <text:p text:style-name="P21">Over two weeks are dedicated to the gathering and evaluating of results. This is where the results of</text:p>
      <text:p text:style-name="P21">all previous work will be gathered, and it will determine if the project is a success or not. The final</text:p>
      <text:p text:style-name="P21">thing to do is write the report. Again, a lot of time has been allocated for this as if results are not</text:p>
      <text:p text:style-name="P21">expressed well, the information does not get across and the data gathered will be useless to</text:p>
      <text:p text:style-name="P21">everyone, making the project a waste. A week of "extra" time has been saved, though this is not</text:p>
      <text:p text:style-name="P21">spare time – it will be used to shore up any weak points in the project, double-check data and so on.</text:p>
      <text:p text:style-name="P22">It is effectively a safety net to ensure the project is as good as it can be.</text:p>
      <text:p text:style-name="P22"/>
      <table:table table:name="Table2" table:style-name="Table2">
        <table:table-column table:style-name="Table2.A" table:number-columns-repeated="3"/>
        <table:table-column table:style-name="Table2.D"/>
        <table:table-row>
          <table:table-cell table:style-name="Table2.A1" office:value-type="string">
            <text:p text:style-name="P36">Risk</text:p>
          </table:table-cell>
          <table:table-cell table:style-name="Table2.A1" office:value-type="string">
            <text:p text:style-name="P36">Likelihood</text:p>
          </table:table-cell>
          <table:table-cell table:style-name="Table2.A1" office:value-type="string">
            <text:p text:style-name="P36">Impact</text:p>
          </table:table-cell>
          <table:table-cell table:style-name="Table2.D1" office:value-type="string">
            <text:p text:style-name="P36">Solution</text:p>
          </table:table-cell>
        </table:table-row>
        <table:table-row>
          <table:table-cell table:style-name="Table2.A2" office:value-type="string">
            <text:p text:style-name="P36">Hard to adapt to new scripting language (Papyrus)</text:p>
          </table:table-cell>
          <table:table-cell table:style-name="Table2.A2" office:value-type="string">
            <text:p text:style-name="P36">High</text:p>
          </table:table-cell>
          <table:table-cell table:style-name="Table2.A2" office:value-type="string">
            <text:p text:style-name="P36">Medium, slows down work and may result in inefficient code</text:p>
          </table:table-cell>
          <table:table-cell table:style-name="Table2.D2" office:value-type="string">
            <text:p text:style-name="P36">Practice, ask online for help, do tutorials and such</text:p>
          </table:table-cell>
        </table:table-row>
        <table:table-row>
          <table:table-cell table:style-name="Table2.A2" office:value-type="string">
            <text:p text:style-name="P36">Struggle on implementation, due to lack of knowledge</text:p>
          </table:table-cell>
          <table:table-cell table:style-name="Table2.A2" office:value-type="string">
            <text:p text:style-name="P36">Medium</text:p>
          </table:table-cell>
          <table:table-cell table:style-name="Table2.A2" office:value-type="string">
            <text:p text:style-name="P36">Medium</text:p>
          </table:table-cell>
          <table:table-cell table:style-name="Table2.D2" office:value-type="string">
            <text:p text:style-name="P19">Ask around university</text:p>
            <text:p text:style-name="P21">for people who know</text:p>
            <text:p text:style-name="P21">about them, ask online,</text:p>
            <text:p text:style-name="P21">read more resarch</text:p>
            <text:p text:style-name="P22">papers</text:p>
          </table:table-cell>
        </table:table-row>
        <table:table-row>
          <table:table-cell table:style-name="Table2.A2" office:value-type="string">
            <text:p text:style-name="P36">Run out of time</text:p>
          </table:table-cell>
          <table:table-cell table:style-name="Table2.A2" office:value-type="string">
            <text:p text:style-name="P36">Medium</text:p>
          </table:table-cell>
          <table:table-cell table:style-name="Table2.A2" office:value-type="string">
            <text:p text:style-name="P36">Strong, may not finish or gather results, project may have to be changed</text:p>
          </table:table-cell>
          <table:table-cell table:style-name="Table2.D2" office:value-type="string">
            <text:p text:style-name="P36">Try to keep to the plan outlined in the Gantt chart, if not then reduce project goals.</text:p>
          </table:table-cell>
        </table:table-row>
        <table:table-row>
          <table:table-cell table:style-name="Table2.A2" office:value-type="string">
            <text:p text:style-name="P36">Stress</text:p>
          </table:table-cell>
          <table:table-cell table:style-name="Table2.A2" office:value-type="string">
            <text:p text:style-name="P36">High</text:p>
          </table:table-cell>
          <table:table-cell table:style-name="Table2.A2" office:value-type="string">
            <text:p text:style-name="P36">Medium, lack of work gets done</text:p>
          </table:table-cell>
          <table:table-cell table:style-name="Table2.D2" office:value-type="string">
            <text:p text:style-name="P36">Take regular breaks, work on other things</text:p>
          </table:table-cell>
        </table:table-row>
        <table:table-row>
          <table:table-cell table:style-name="Table2.A2" office:value-type="string">
            <text:p text:style-name="P36">Cannot gather enough data, or it gathers too slowly</text:p>
          </table:table-cell>
          <table:table-cell table:style-name="Table2.A2" office:value-type="string">
            <text:p text:style-name="P36">Low</text:p>
          </table:table-cell>
          <table:table-cell table:style-name="Table2.A2" office:value-type="string">
            <text:p text:style-name="P36">Medium, very long periods of data gathering that slows down the process and results</text:p>
          </table:table-cell>
          <table:table-cell table:style-name="Table2.D2" office:value-type="string">
            <text:p text:style-name="P36">Let data gather for long periods, or re-write code to make it gather in different ways, or more quickly</text:p>
          </table:table-cell>
        </table:table-row>
        <table:table-row>
          <table:table-cell table:style-name="Table2.A2" office:value-type="string">
            <text:p text:style-name="P36">Data does not give notable results</text:p>
          </table:table-cell>
          <table:table-cell table:style-name="Table2.A2" office:value-type="string">
            <text:p text:style-name="P36">Low</text:p>
          </table:table-cell>
          <table:table-cell table:style-name="Table2.A2" office:value-type="string">
            <text:p text:style-name="P36">High, hard to draw a conclusion and get results</text:p>
          </table:table-cell>
          <table:table-cell table:style-name="Table2.D2" office:value-type="string">
            <text:p text:style-name="P36">Gather more data, change the fitness metrics</text:p>
          </table:table-cell>
        </table:table-row>
        <table:table-row>
          <table:table-cell table:style-name="Table2.A2" office:value-type="string">
            <text:p text:style-name="P36">Loss of data or results</text:p>
          </table:table-cell>
          <table:table-cell table:style-name="Table2.A2" office:value-type="string">
            <text:p text:style-name="P36">Low</text:p>
          </table:table-cell>
          <table:table-cell table:style-name="Table2.A2" office:value-type="string">
            <text:p text:style-name="P36">High, have to start data gathering again</text:p>
          </table:table-cell>
          <table:table-cell table:style-name="Table2.D2" office:value-type="string">
            <text:p text:style-name="P36">Keep lots of backups, re-gather the data if required and begin the process again</text:p>
          </table:table-cell>
        </table:table-row>
      </table:table>
      <text:p text:style-name="P22"><text:soft-page-break/></text:p>
      <text:p text:style-name="P1"/>
      <text:p text:style-name="P1"/>
      <text:p text:style-name="P1"/>
      <text:p text:style-name="P1"/>
      <text:p text:style-name="P23"/>
      <text:p text:style-name="P23"/>
      <text:p text:style-name="P23">Since this project is completely technical and development based, the entirety of the work will be</text:p>
      <text:p text:style-name="P21">stored digitally. This naturally leads to problems such as data loss that would affect the project more</text:p>
      <text:p text:style-name="P21">severely than others. Many things could lead to the loss of data – hardware failure, power surges,</text:p>
      <text:p text:style-name="P21">theft, or even accidental deletion, and any of them would be disastrous for the project. If the data</text:p>
      <text:p text:style-name="P21">loss came late into work on the project, work may have to be rushed to catch up, resulting in poorer</text:p>
      <text:p text:style-name="P21">work and mistakes, or even complete project failure. Fortunately, data loss is easily avoidable. Mods made with the Creation Kit compress into small .esp files that take up very little space and work on every system, as long as the system has Skyrim installed. This makes data transfer very easy and work is ready to be transferred at all times - no need for export to a release version, or downloading the Creation Kit as long as no changes have to be made. This also makes it very easy to keep safe from data loss as transfer speeds and kept to a minimum and are very simple. To install the mod that the work is on simply requires the placement of the .esp file into a folder in the Skyrim directory, since the mod uses no custom textures or models, so installation is extremely easy. All</text:p>
      <text:p text:style-name="P21">work is primarily stored on a home PC, but secondary USB storage has been used that was updated</text:p>
      <text:p text:style-name="P26"><text:span text:style-name="T35">after every work session so at most only one session of work could have been lost. It is however very easy to lose USB drives so other methods of data protection are required. For online storage, several different services are available. Access to Google cloud storage is available that can be used to upload work on a regular basis, using the service Google Drive. In the event data loss occurs on Google cloud, it will not affect the project unless the other two methods of data storage both go down as well. If necessary though, other online storage services such as Dropbox are available. Github has a revision system that saves changes and allows for rollbacks to be made if required, as well as allowing for local changes without pushing to the server, and also allowing to different versions of the project, to be merged together whenever desired - neither Google Drive nor Dropbox allows for this. Additionally, Github has a user client that allows all functionality from the desktop, without having to use a web browser, allowing for ease of use, and quick changes. Finally, we have greater experience with Github than the other two methods of online storage, so it was the natural choice. While ultimately there was no reason not to use all three, Github presented itself as the superior choice and offered everything the other options offered.</text:span></text:p>
      <text:p text:style-name="P1"/>
      <text:p text:style-name="P1"/>
      <text:p text:style-name="P23">Working on the same thing for several months is extremely repetitive and can get very boring, so</text:p>
      <text:p text:style-name="P21">the risk of burnout is high. If interest is lost in the project then less time may be put into it, and</text:p>
      <text:p text:style-name="P21">lower quality work would result. This can be avoided by taking regular breaks from the project to</text:p>
      <text:p text:style-name="P22">work on other things or not work at all, so that it seems fresh when coming back to it. Conversely, setting strict deadlines for finishing certain parts of the project, so that even if motivation is lost,</text:p>
      <text:p text:style-name="P21">there will still be a timeline to stick to and work will still progress at a resonable pace. Another</text:p>
      <text:p text:style-name="P21">option is to provide rewards for meeting deadlines or getting something done, so that there is an</text:p>
      <text:p text:style-name="P22">incentive to keep working hard.</text:p>
      <text:p text:style-name="P1"/>
      <text:p text:style-name="P1"/>
      <text:p text:style-name="P1"/>
      <text:p text:style-name="P1"/>
      <text:p text:style-name="P6">Implementation</text:p>
      <text:p text:style-name="P6"><text:span text:style-name="T13">One of the main goals for this project was to implement a genetic algorithm with the aim of finding the best combination of weapons within a group of NPCs. The implementation will be broken down </text:span><text:soft-page-break/><text:span text:style-name="T13">into several sections including the creation of the population and their layout and items, then discussing the coding, including sections such as the gathering of data and creation of metrics.</text:span></text:p>
      <text:p text:style-name="P6"><text:span text:style-name="T13"/></text:p>
      <text:p text:style-name="P6"><text:span text:style-name="T44">Population Implementation</text:span></text:p>
      <text:p text:style-name="P6"><text:span text:style-name="T13">The first thing that must be done when attempting to create a genetic algorithm is to establish a population. The CK has pre-built NPCs that have several features that can be altered as the user chooses. These features include such things as weapon, armour, items, health and other actor values, physical appearance, and AI behaviours such as aggression. Default NPCs were used as these were considered good enough for release and presumably are balanced to satisfaction, result in more useful data about which equipment is better. However, names were changed so that they could be recognised easily. The Creation Kit allows you to drag and drop NPCs into the game world at a location of the modder's choosing.</text:span></text:p>
      <text:p text:style-name="P1"/>
      <text:p text:style-name="P1"/>
      <text:p text:style-name="P1"/>
      <text:p text:style-name="P1"/>
      <text:p text:style-name="P1"/>
      <text:p text:style-name="P1"/>
      <text:p text:style-name="P6">Bibliography</text:p>
      <text:p text:style-name="P6"/>
      <text:p text:style-name="P5">Louis, S., and McDonnell, J. (2004) Learning with case-injected genetic algorithms. <text:span text:style-name="T14">Evolutionary Computation, IEEE Transactions</text:span> 8(4) 316-328.</text:p>
      <text:p text:style-name="P5"/>
      <text:p text:style-name="P1"/>
      <text:p text:style-name="P1">Louis, S., and Miles, C. (2005) Playing to learn: case-injected genetic algorithms for learning to play computer games. <text:span text:style-name="T14">Evolutionary Computation, IEEE Transactions</text:span><text:span text:style-name="T22"> 9(6)</text:span> 669-681.</text:p>
      <text:p text:style-name="P1"/>
      <text:p text:style-name="P1"/>
      <text:p text:style-name="P14"><text:span text:style-name="T2">Miles, J. and Tashakkori, R. (2010) Improving Believability Of Simulated Characters. </text:span><text:span text:style-name="T16">Journal of </text:span><text:span text:style-name="T16">Computing Sciences in Colleges, </text:span><text:span text:style-name="T20">25(3) 32-29.</text:span></text:p>
      <text:p text:style-name="P15"/>
      <text:p text:style-name="P16"><text:span text:style-name="T27"><text:s/>Hernandez, B., Millan, E. and Rudomin, I. (2005) </text:span><text:span text:style-name="T5">Fragment shaders for agent animation using</text:span></text:p>
      <text:p text:style-name="P7">finite state machines. <text:span text:style-name="T15">Simulated Modelling Practice and Theory</text:span><text:span text:style-name="T21">, 13 741-751.</text:span></text:p>
      <text:p text:style-name="P5"/>
      <text:p text:style-name="P16"><text:span text:style-name="T3">Zana, G. (2013) </text:span><text:span text:style-name="T17">Modeling a Simple AI behavior using a Finite State Machine</text:span><text:span text:style-name="T21">. [online] Available </text:span><text:span text:style-name="T21">from: http://web.archive.org/web/20130203032845/http://blog.manuvra.com/modeling-a-simple-ai-behavior-using-a-finite-state-machine/ [Accessed 30 March 2015].</text:span></text:p>
      <text:p text:style-name="P17"/>
      <text:p text:style-name="P17"/>
      <text:p text:style-name="P16"><text:span text:style-name="T21">Back, T., and Schwefel, H. P. (1996) Evolutionary computation: An overview. </text:span><text:span text:style-name="T18">Evolutionary Computation, 1996., Proceedings of IEEE International Conference on,</text:span><text:span text:style-name="T21"> 20-29.</text:span></text:p>
      <text:p text:style-name="P17"/>
      <text:p text:style-name="P16"><text:span text:style-name="T21">Geisler, B. (2004). Integrated machine learning for behavior modeling in video games. </text:span><text:span text:style-name="T18">Challenges in game artificial intelligence: papers from the 2004 AAAI workshop, </text:span><text:span text:style-name="T21">54-62.</text:span></text:p>
      <text:p text:style-name="P5"/>
      <text:p text:style-name="P5">Cole, N., Louis, S. J., and Miles, C. (2004) Using a genetic algorithm to tune first-person shooter bots. <text:s/><text:span text:style-name="T14">Evolutionary Computation, 2004, </text:span><text:s/>1 139-145.</text:p>
      <text:p text:style-name="P5"/>
      <text:p text:style-name="P5">Bledsoe, W. (1986) I had a dream: AAAI presidential address. <text:span text:style-name="T14">AI Magazine</text:span>, <text:span text:style-name="T14">7</text:span>(1) 57.</text:p>
      <text:p text:style-name="P5"/>
      <text:p text:style-name="P5"><text:s/>Hingston, P. and Soni, B. (2008) Bots trained to play like a human are more fun. <text:span text:style-name="T14">Neural Networks, 2008 (IEEE World Congress on Computational Intelligence),</text:span> 363-369.</text:p>
      <text:p text:style-name="P5"><text:soft-page-break/></text:p>
      <text:p text:style-name="P16"><text:span text:style-name="T3">Unknown (1969) </text:span><text:span text:style-name="T4">Advances in Instrumentation,</text:span><text:span text:style-name="T3"> 24(4) 691.</text:span></text:p>
      <text:p text:style-name="P5"/>
      <text:p text:style-name="P16">Fogel, D. B. (2006) <text:span text:style-name="T14">Evolutionary computation: toward a new philosophy of machine intelligence. </text:span><text:span text:style-name="T22">Third Edition.</text:span> John Wiley &amp; Sons.</text:p>
      <text:p text:style-name="P5"/>
      <text:p text:style-name="P16">Laird, J., and VanLent, M. (2001) Human-level AI's killer application: Interactive computer games. <text:span text:style-name="T14">AI magazine</text:span>, <text:span text:style-name="T22">22 </text:span>(2) 15.</text:p>
      <text:p text:style-name="P5"/>
      <text:p text:style-name="P5">Cook, M. (2015) Electric Dreams, Part 1: The Lost Future Of AI. [online] Rock Paper Shotgun. Available from: http://www.rockpapershotgun.com/2015/02/13/electric-dreams-part-1-the-lost-future-of-ai/ [Accessed 30 March 2015].</text:p>
      <text:p text:style-name="P5"/>
      <text:p text:style-name="P5">Cook, M. (2015) Electric Dreams, Part 4: The Lost Art Of Dreaming. [online] Rock Paper Shotgun. Available from: http://www.rockpapershotgun.com/2015/03/27/electric-dreams-part-4-the-lost-art-of-dreaming/ [Accessed 30 March 2015].</text:p>
      <text:p text:style-name="P5"/>
      <text:p text:style-name="P16"><text:span text:style-name="T3">Huerta, D. (2014) </text:span><text:bookmark text:name="__w2_SS90Nuk_toggle_link"/><text:bookmark text:name="ld_jskogq_41044"/><text:bookmark text:name="ld_jskogq_41045"/><text:span text:style-name="T3">What is the average cost of development for video games like Halo, Call of Duty, or Assassin's Creed?. [online] Quora. Available from: http://www.quora.com/What-is-the-average-cost-of-development-for-video-games-like-Halo-Call-of-Duty-or-Assassins-Creed [Accessed 30 March 2015]</text:span></text:p>
      <text:p text:style-name="P5"/>
      <text:p text:style-name="P5"/>
      <text:p text:style-name="P16">Back, T., Hammel, U., and Schwefel, H. P. (1997) Evolutionary computation: Comments on the history and current state. <text:span text:style-name="T14">Evolutionary computation, </text:span><text:span text:style-name="T22">1 </text:span>(1) 3-17.</text:p>
      <text:p text:style-name="P5"/>
      <text:p text:style-name="P5">Haupt, R., and Haupt, S. (2004) <text:span text:style-name="T14">Practical genetic algorithms</text:span>. John Wiley &amp; Sons.</text:p>
      <text:p text:style-name="P5"/>
      <text:p text:style-name="P5">Bryant, B., Miikkulainen, R. and Stanley, K. (2005) Real-time neuroevolution in the NERO video game. <text:span text:style-name="T14">Evolutionary Computation, IEEE Transactions,</text:span> 9(6) 653-668.</text:p>
      <text:p text:style-name="P5"/>
      <text:p text:style-name="P5"/>
      <text:p text:style-name="P5">Miikkulainen, R. (2007) Creating intelligent agents in games. <text:span text:style-name="T14">Frontiers of Engineering:: Reports on Leading-Edge Engineering from the 2006 Symposium,</text:span> 15.</text:p>
      <text:p text:style-name="P5"/>
      <text:p text:style-name="P16"><text:span text:style-name="T3">Gartner (2013)</text:span><text:span text:style-name="T4"> </text:span><text:span text:style-name="T15">Gartner Says Worldwide Video Game Market to Total $93 Billion in 2013. </text:span><text:span text:style-name="T22">[online] Stamford: Gartner. Available from: http://www.gartner.com/newsroom/id/2614915 [Accessed 1</text:span><text:span text:style-name="T33">st</text:span><text:span text:style-name="T22"> April 2015].</text:span></text:p>
      <text:p text:style-name="P5"/>
      <text:p text:style-name="P5">Guha, R., Hastings, E. and Stanley, K. (2009) Evolving content in the galactic arms race video game. <text:span text:style-name="T14">Computational Intelligence and Games, 2009 </text:span>241-248.</text:p>
      <text:p text:style-name="P5"/>
      <text:p text:style-name="P5">Aha, D., Muñoz-Avila, H., Ponsen, M. and Spronck, P. (2006) Automatically generating game tactics through evolutionary learning. <text:span text:style-name="T14">AI Magazine</text:span> 27(3) 75-84.</text:p>
      <text:p text:style-name="P5"/>
      <text:p text:style-name="P5">Zana, G. (2012) <text:span text:style-name="T15">Unstoppable Jake</text:span>. [online game] Tel-Aviv, Israel: Manuvra Games. [Accessed 30<text:span text:style-name="T32">th</text:span> March 2015].</text:p>
      <text:p text:style-name="P5"/>
      <text:p text:style-name="P5">Alippi, C., Ribeiro Filho, J., and Treleaven, P. (1994) Genetic-algorithm programming environments. <text:span text:style-name="T14">Computer</text:span>, 27(6) 28-43.</text:p>
      <text:p text:style-name="P5"/>
      <text:p text:style-name="P5">Poli, R., Langdon, W. and Mcphee, N. (2008) <text:span text:style-name="T15">A Field Guide To Genetic Programming. </text:span>Lulu.com</text:p>
      <text:p text:style-name="P5"><text:soft-page-break/></text:p>
      <text:p text:style-name="P5">Aguirre, A., Christiansen, A., and Coello, C. (1997) Automated design of combinational logic circuits using genetic algorithms. <text:span text:style-name="T14">Proceedings of the International Conference on Artificial Neural Nets and Genetic Algorithms</text:span> <text:s/>335-338.</text:p>
      <text:p text:style-name="P5"/>
      <text:p text:style-name="P16"><text:span text:style-name="T3">Namessar, (2014) </text:span><text:span text:style-name="T15">Counter-Strike Global Offensive Rank System: What is ELO?</text:span><text:span text:style-name="T22">. [online] Turkey: Available from: http://namessar.blogspot.co.uk/2014/02/counter-strike-global-offensive-rank.html [Accessed 8</text:span><text:span text:style-name="T33">th</text:span><text:span text:style-name="T22"> April 2015].</text:span></text:p>
      <text:p text:style-name="P5"/>
      <text:p text:style-name="P5"/>
      <text:p text:style-name="P16"><text:span text:style-name="T3">White, A. (2015) </text:span><text:span text:style-name="T15">What is Elo and why is it such a big deal in LoL?.</text:span><text:span text:style-name="T22"> [online] Available from: </text:span><text:span text:style-name="T22">http://www.gameskinny.com/8mry7/what-is-elo-and-why-is-it-such-a-big-deal-in-lol [Accessed 8</text:span><text:span text:style-name="T33">th</text:span><text:span text:style-name="T22"> April 2015].</text:span></text:p>
      <text:p text:style-name="P18"/>
      <text:p text:style-name="P29"><text:span text:style-name="T40">Lotz, M. (2013) </text:span><text:span text:style-name="T38">Waterfall vs. Agile: Which is the Right Development Methodology for Your</text:span></text:p>
      <text:p text:style-name="P30"><text:span text:style-name="T38">Project? </text:span><text:span text:style-name="T39">[online] Segue Technologies. Available from:</text:span></text:p>
      <text:p text:style-name="P31">http://www.seguetech.com/blog/2013/07/05/waterfall-vs-agile-right-development-methodology</text:p>
      <text:p text:style-name="P32"><text:span text:style-name="T41">[Accessed 7</text:span><text:span text:style-name="T42">th</text:span><text:span text:style-name="T41"> April 2015].</text:span></text:p>
      <text:p text:style-name="P5"/>
      <text:p text:style-name="P5"/>
      <text:p text:style-name="P16"><text:span text:style-name="T3">James, M. (2009) <text:s/></text:span><text:bookmark text:name="post-43"/><text:span text:style-name="T15">Scrum Methodology <text:s/></text:span><text:span text:style-name="T22">[online] Scrummethodology. Available from: http://scrummethodology.com/ [Accessed 8</text:span><text:span text:style-name="T33">th</text:span><text:span text:style-name="T22"> April 2015].</text:span></text:p>
      <text:p text:style-name="P5"/>
      <text:p text:style-name="P5">IGN (2012) <text:span text:style-name="T15">Dota 2 - Game Overview. </text:span>[online] Available from: <text:s/>http://uk.ign.com/wikis/dota-2/Game_Overview [Accessed 10<text:span text:style-name="T32">th</text:span> April 2015].</text:p>
      <text:p text:style-name="P5"/>
      <text:p text:style-name="P5">Yavuz, A. (2005) <text:span text:style-name="T15">Part 1: Getting Started</text:span>. [online] Taleworlds. Available from: http://forums.taleworlds.com/index.php/topic,5408.0.html [Accessed 10<text:span text:style-name="T32">th</text:span> April 2015].</text:p>
      <text:p text:style-name="P5"/>
      <text:p text:style-name="P16"><text:span text:style-name="T3">Fincher, J. (2011) </text:span><text:bookmark text:name="ar_title"/><text:span text:style-name="T15">Skyrim devs releasing Creation Engine with new features for the modding community</text:span><text:span text:style-name="T22"> [online] Gizmag. Available from: http://www.gizmag.com/skyrim-creation-engine-modding/20737/ [Accessed 10</text:span><text:span text:style-name="T33">th</text:span><text:span text:style-name="T22"> April 2015].</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serif" svg:font-family="serif"/>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1H56M54S</meta:editing-duration>
    <meta:editing-cycles>403</meta:editing-cycles>
    <meta:generator>OpenOffice/4.1.1$Win32 OpenOffice.org_project/411m6$Build-9775</meta:generator>
    <dc:date>2015-04-11T05:26:38.51</dc:date>
    <dc:creator>Connor Slater</dc:creator>
    <meta:document-statistic meta:table-count="2" meta:image-count="1" meta:object-count="0" meta:page-count="16" meta:paragraph-count="255" meta:word-count="8956" meta:character-count="55276"/>
    <meta:user-defined meta:name="Info 1"/>
    <meta:user-defined meta:name="Info 2"/>
    <meta:user-defined meta:name="Info 3"/>
    <meta:user-defined meta:name="Info 4"/>
  </office:meta>
</office:document-meta>
</file>